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áblázat1" style:family="table">
      <style:table-properties style:width="10.3125in" fo:margin-left="0in" table:align="left"/>
    </style:style>
    <style:style style:name="Táblázat1.A" style:family="table-column">
      <style:table-column-properties style:column-width="3.2708in"/>
    </style:style>
    <style:style style:name="Táblázat1.B" style:family="table-column">
      <style:table-column-properties style:column-width="3.1875in"/>
    </style:style>
    <style:style style:name="Táblázat1.C" style:family="table-column">
      <style:table-column-properties style:column-width="3.8542in"/>
    </style:style>
    <style:style style:name="Táblázat1.A1" style:family="table-cell">
      <style:table-cell-properties fo:background-color="#dddddd" fo:padding="0.0299in" fo:border-left="0.05pt solid #000000" fo:border-right="none" fo:border-top="0.05pt solid #000000" fo:border-bottom="0.05pt solid #000000">
        <style:background-image/>
      </style:table-cell-properties>
    </style:style>
    <style:style style:name="Táblázat1.C1" style:family="table-cell">
      <style:table-cell-properties fo:background-color="#dddddd" fo:padding="0.0299in" fo:border="0.05pt solid #000000">
        <style:background-image/>
      </style:table-cell-properties>
    </style:style>
    <style:style style:name="Táblázat1.A2" style:family="table-cell">
      <style:table-cell-properties fo:padding="0.0299in" fo:border-left="0.05pt solid #000000" fo:border-right="none" fo:border-top="none" fo:border-bottom="0.05pt solid #000000"/>
    </style:style>
    <style:style style:name="Táblázat1.B2" style:family="table-cell">
      <style:table-cell-properties fo:padding="0.0299in" fo:border-left="0.05pt solid #000000" fo:border-right="none" fo:border-top="none" fo:border-bottom="0.05pt solid #000000"/>
    </style:style>
    <style:style style:name="Táblázat1.C2" style:family="table-cell">
      <style:table-cell-properties fo:padding="0.0299in" fo:border-left="0.05pt solid #000000" fo:border-right="0.05pt solid #000000" fo:border-top="none" fo:border-bottom="0.05pt solid #000000"/>
    </style:style>
    <style:style style:name="Táblázat2" style:family="table">
      <style:table-properties style:width="10.3125in" fo:margin-left="0in" fo:break-before="page" table:align="left"/>
    </style:style>
    <style:style style:name="Táblázat2.A" style:family="table-column">
      <style:table-column-properties style:column-width="5.6347in"/>
    </style:style>
    <style:style style:name="Táblázat2.B" style:family="table-column">
      <style:table-column-properties style:column-width="4.6778in"/>
    </style:style>
    <style:style style:name="Táblázat2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dddddd" fo:padding="0.0382in" fo:border="0.05pt solid #000000">
        <style:background-image/>
      </style:table-cell-properties>
    </style:style>
    <style:style style:name="Táblázat2.A2" style:family="table-cell">
      <style:table-cell-properties fo:padding="0.0382in" fo:border-left="0.05pt solid #000000" fo:border-right="none" fo:border-top="none" fo:border-bottom="0.05pt solid #000000"/>
    </style:style>
    <style:style style:name="Táblázat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2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fo:font-size="14pt" fo:language="zxx" fo:country="none" officeooo:rsid="00130ea1" officeooo:paragraph-rsid="00130ea1" style:font-size-asian="14pt" style:language-asian="zxx" style:country-asian="none" style:font-size-complex="14pt" style:language-complex="zxx" style:country-complex="none"/>
    </style:style>
    <style:style style:name="P3" style:family="paragraph" style:parent-style-name="Text_20_body">
      <style:paragraph-properties fo:margin-top="0in" fo:margin-bottom="0in" loext:contextual-spacing="true" fo:line-height="100%" fo:text-align="center" style:justify-single-word="false" style:writing-mode="page"/>
      <style:text-properties officeooo:rsid="00130ea1" officeooo:paragraph-rsid="00a3d393"/>
    </style:style>
    <style:style style:name="P4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fo:font-weight="bold" officeooo:paragraph-rsid="005faa3b" style:font-size-asian="11pt" style:language-asian="zxx" style:country-asian="none" style:font-weight-asian="bold" style:font-size-complex="11pt" style:language-complex="zxx" style:country-complex="none" style:font-weight-complex="bold"/>
    </style:style>
    <style:style style:name="P5" style:family="paragraph" style:parent-style-name="Standard">
      <style:paragraph-properties fo:margin-top="0in" fo:margin-bottom="0in" loext:contextual-spacing="true" fo:line-height="100%" style:writing-mode="page"/>
      <style:text-properties style:font-name="Consolas" fo:font-size="11pt" fo:language="zxx" fo:country="none" officeooo:paragraph-rsid="005faa3b" style:font-size-asian="11pt" style:language-asian="zxx" style:country-asian="none" style:font-size-complex="11pt" style:language-complex="zxx" style:country-complex="none"/>
    </style:style>
    <style:style style:name="P6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5faa3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9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6e0b94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2107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3839f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8c3d2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89c99e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paragraph-rsid="007620c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387316" officeooo:paragraph-rsid="0038731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7" style:family="paragraph" style:parent-style-name="Standard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98659b" officeooo:paragraph-rsid="0098659b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4853b1" officeooo:paragraph-rsid="004853b1" style:font-size-asian="10pt" style:language-asian="zxx" style:country-asian="none" style:font-size-complex="10pt" style:language-complex="zxx" style:country-complex="none"/>
    </style:style>
    <style:style style:name="P1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32ddf" style:font-size-asian="10pt" style:language-asian="zxx" style:country-asian="none" style:font-size-complex="10pt" style:language-complex="zxx" style:country-complex="none"/>
    </style:style>
    <style:style style:name="P2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7316" style:font-size-asian="10pt" style:language-asian="zxx" style:country-asian="none" style:font-size-complex="10pt" style:language-complex="zxx" style:country-complex="none"/>
    </style:style>
    <style:style style:name="P2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f9add" style:font-size-asian="10pt" style:language-asian="zxx" style:country-asian="none" style:font-size-complex="10pt" style:language-complex="zxx" style:country-complex="none"/>
    </style:style>
    <style:style style:name="P22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7b394" style:font-size-asian="10pt" style:language-asian="zxx" style:country-asian="none" style:font-size-complex="10pt" style:language-complex="zxx" style:country-complex="none"/>
    </style:style>
    <style:style style:name="P2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e0b94" style:font-size-asian="10pt" style:language-asian="zxx" style:country-asian="none" style:font-size-complex="10pt" style:language-complex="zxx" style:country-complex="none"/>
    </style:style>
    <style:style style:name="P2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760028" style:font-size-asian="10pt" style:language-asian="zxx" style:country-asian="none" style:font-size-complex="10pt" style:language-complex="zxx" style:country-complex="none"/>
    </style:style>
    <style:style style:name="P2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3839fd" style:font-size-asian="10pt" style:language-asian="zxx" style:country-asian="none" style:font-size-complex="10pt" style:language-complex="zxx" style:country-complex="none"/>
    </style:style>
    <style:style style:name="P2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6042dd" style:font-size-asian="10pt" style:language-asian="zxx" style:country-asian="none" style:font-size-complex="10pt" style:language-complex="zxx" style:country-complex="none"/>
    </style:style>
    <style:style style:name="P2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8ed7cb" style:font-size-asian="10pt" style:language-asian="zxx" style:country-asian="none" style:font-size-complex="10pt" style:language-complex="zxx" style:country-complex="none"/>
    </style:style>
    <style:style style:name="P29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officeooo:paragraph-rsid="006e0b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P30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italic" fo:font-weight="normal" officeooo:paragraph-rsid="007620c1" style:font-size-asian="10pt" style:language-asian="zxx" style:country-asian="none" style:font-style-asian="italic" style:font-weight-asian="normal" style:font-size-complex="10pt" style:language-complex="zxx" style:country-complex="none" style:font-style-complex="italic" style:font-weight-complex="normal"/>
    </style:style>
    <style:style style:name="P31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7620c1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2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weight="normal" officeooo:paragraph-rsid="00779004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normal" officeooo:paragraph-rsid="0098659b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P34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6e0b9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5" style:family="paragraph" style:parent-style-name="Standard">
      <style:paragraph-properties fo:margin-top="0in" fo:margin-bottom="0in" loext:contextual-spacing="true" fo:line-height="100%" fo:text-align="justify" style:justify-single-word="false" style:writing-mode="page"/>
      <style:text-properties style:font-name="Courier New" fo:font-size="10pt" fo:language="zxx" fo:country="none" fo:font-style="normal" officeooo:paragraph-rsid="007f7e5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6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721076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7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3839f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8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style="normal" officeooo:paragraph-rsid="0088c3d2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39" style:family="paragraph" style:parent-style-name="Standard">
      <style:paragraph-properties fo:margin-top="0in" fo:margin-bottom="0in" loext:contextual-spacing="true" fo:line-height="100%" style:writing-mode="page"/>
      <style:text-properties officeooo:paragraph-rsid="0089c99e"/>
    </style:style>
    <style:style style:name="P40" style:family="paragraph" style:parent-style-name="Heading_20_3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rsid="00130ea1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1" style:family="paragraph" style:parent-style-name="Heading_20_2">
      <style:paragraph-properties fo:margin-top="0in" fo:margin-bottom="0in" loext:contextual-spacing="true" fo:line-height="100%" fo:text-align="center" style:justify-single-word="false" style:writing-mode="page"/>
      <style:text-properties style:font-name="Courier New" fo:font-size="10pt" fo:language="zxx" fo:country="none" fo:font-weight="bold" officeooo:paragraph-rsid="00332ddf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2" style:family="paragraph" style:parent-style-name="Standard">
      <style:text-properties officeooo:paragraph-rsid="006e0b94"/>
    </style:style>
    <style:style style:name="P43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paragraph-rsid="005d37af" style:font-size-asian="10pt" style:language-asian="zxx" style:country-asian="none" style:font-size-complex="10pt" style:language-complex="zxx" style:country-complex="none"/>
    </style:style>
    <style:style style:name="P44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officeooo:rsid="00abb7d5" officeooo:paragraph-rsid="00abb7d5" style:font-size-asian="10pt" style:language-asian="zxx" style:country-asian="none" style:font-size-complex="10pt" style:language-complex="zxx" style:country-complex="none"/>
    </style:style>
    <style:style style:name="P45" style:family="paragraph" style:parent-style-name="Standard">
      <style:paragraph-properties fo:margin-top="0in" fo:margin-bottom="0in" loext:contextual-spacing="true" fo:line-height="100%" style:writing-mode="page"/>
      <style:text-properties style:font-name="Courier New" fo:font-size="10pt" fo:language="zxx" fo:country="none" fo:font-weight="bold" officeooo:rsid="00abb7d5" officeooo:paragraph-rsid="00abb7d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font-size="14pt" fo:language="zxx" fo:country="none" officeooo:rsid="00332ddf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font-size="14pt" fo:language="zxx" fo:country="none" officeooo:rsid="002c81d9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font-size="14pt" fo:language="zxx" fo:country="none" officeooo:rsid="005429b3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font-size="14pt" fo:language="zxx" fo:country="none" officeooo:rsid="0092d588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font-size="14pt" fo:language="zxx" fo:country="none" officeooo:rsid="0094294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officeooo:rsid="00a746cc" style:font-size-asian="14pt" style:language-asian="zxx" style:country-asian="none" style:font-size-complex="14pt" style:language-complex="zxx" style:country-complex="none"/>
    </style:style>
    <style:style style:name="T8" style:family="text">
      <style:text-properties officeooo:rsid="00332ddf"/>
    </style:style>
    <style:style style:name="T9" style:family="text">
      <style:text-properties officeooo:rsid="0037b394"/>
    </style:style>
    <style:style style:name="T10" style:family="text">
      <style:text-properties officeooo:rsid="003b6bff"/>
    </style:style>
    <style:style style:name="T11" style:family="text">
      <style:text-properties officeooo:rsid="003e4fd4"/>
    </style:style>
    <style:style style:name="T12" style:family="text">
      <style:text-properties officeooo:rsid="003f9add"/>
    </style:style>
    <style:style style:name="T13" style:family="text">
      <style:text-properties officeooo:rsid="0044b069"/>
    </style:style>
    <style:style style:name="T14" style:family="text">
      <style:text-properties officeooo:rsid="00468dc6"/>
    </style:style>
    <style:style style:name="T15" style:family="text">
      <style:text-properties officeooo:rsid="004cf66b"/>
    </style:style>
    <style:style style:name="T16" style:family="text">
      <style:text-properties officeooo:rsid="0050e1f0"/>
    </style:style>
    <style:style style:name="T17" style:family="text">
      <style:text-properties officeooo:rsid="005d37af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5faa3b"/>
    </style:style>
    <style:style style:name="T20" style:family="text">
      <style:text-properties style:font-name="Courier New"/>
    </style:style>
    <style:style style:name="T21" style:family="text">
      <style:text-properties style:font-name="Courier New" fo:font-size="10pt" style:font-size-asian="10pt" style:font-size-complex="10pt"/>
    </style:style>
    <style:style style:name="T22" style:family="text">
      <style:text-properties style:font-name="Courier New" fo:font-size="10pt" officeooo:rsid="00479af1" style:font-size-asian="10pt" style:font-size-complex="10pt"/>
    </style:style>
    <style:style style:name="T23" style:family="text">
      <style:text-properties style:font-name="Courier New" fo:font-size="10pt" fo:font-weight="normal" officeooo:rsid="00479af1" style:font-size-asian="10pt" style:font-weight-asian="normal" style:font-size-complex="10pt" style:font-weight-complex="normal"/>
    </style:style>
    <style:style style:name="T24" style:family="text">
      <style:text-properties style:font-name="Courier New" fo:font-size="10pt" fo:font-weight="normal" officeooo:rsid="003b6bff" style:font-size-asian="10pt" style:font-weight-asian="normal" style:font-size-complex="10pt" style:font-weight-complex="normal"/>
    </style:style>
    <style:style style:name="T25" style:family="text">
      <style:text-properties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26" style:family="text">
      <style:text-properties style:font-name="Courier New" officeooo:rsid="003b6bff"/>
    </style:style>
    <style:style style:name="T27" style:family="text">
      <style:text-properties style:font-name="Courier New" fo:font-weight="normal" officeooo:rsid="00479af1" style:font-weight-asian="normal" style:font-weight-complex="normal"/>
    </style:style>
    <style:style style:name="T28" style:family="text">
      <style:text-properties style:font-name="Courier New" fo:font-weight="normal" officeooo:rsid="003b6bff" style:font-weight-asian="normal" style:font-weight-complex="normal"/>
    </style:style>
    <style:style style:name="T29" style:family="text">
      <style:text-properties officeooo:rsid="0080efcf"/>
    </style:style>
    <style:style style:name="T30" style:family="text">
      <style:text-properties officeooo:rsid="008a1c77"/>
    </style:style>
    <style:style style:name="T31" style:family="text">
      <style:text-properties fo:color="#0000cc" fo:font-size="14pt" fo:language="zxx" fo:country="none" style:text-underline-style="solid" style:text-underline-width="auto" style:text-underline-color="font-color" style:font-size-asian="14pt" style:language-asian="zxx" style:country-asian="none" style:font-size-complex="14pt" style:language-complex="zxx" style:country-complex="none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font-weight="bold" officeooo:rsid="0098659b" style:font-weight-asian="bold" style:font-weight-complex="bold"/>
    </style:style>
    <style:style style:name="T34" style:family="text">
      <style:text-properties officeooo:rsid="009db0cb"/>
    </style:style>
    <style:style style:name="T35" style:family="text">
      <style:text-properties fo:font-weight="normal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2">JavaScript cheatshe</text:span><text:span text:style-name="T4">e</text:span><text:span text:style-name="T2">t</text:span><text:span text:style-name="T3"> - </text:span><text:span text:style-name="T1">v1.</text:span><text:span text:style-name="T5">2</text:span><text:span text:style-name="T6">0.</text:span><text:span text:style-name="T7">5</text:span><text:span text:style-name="T3"> – </text:span><text:a xlink:type="simple" xlink:href="https://github.com/Serrin/Celestra/" text:style-name="Internet_20_link" text:visited-style-name="Visited_20_Internet_20_Link"><text:span text:style-name="T31">https://github.com/Serrin/Celestra/</text:span></text:a></text:p>
      <text:p text:style-name="P2"/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6"><text:span text:style-name="T11">Web </text:span>Storage <text:span text:style-name="T14">api and JSON</text:span></text:p>
          </table:table-cell>
          <table:table-cell table:style-name="Táblázat1.A1" office:value-type="string">
            <text:h text:style-name="P40" text:outline-level="3"><text:span text:style-name="T15">element.</text:span>dataset &amp; data-* attributes</text:h>
          </table:table-cell>
          <table:table-cell table:style-name="Táblázat1.C1" office:value-type="string">
            <text:h text:style-name="P41" text:outline-level="2"><text:bookmark text:name="TypedArray_objects"/>TypedArray</text:h>
          </table:table-cell>
        </table:table-row>
        <table:table-row>
          <table:table-cell table:style-name="Táblázat1.A2" office:value-type="string">
            <text:p text:style-name="P18"/>
            <text:p text:style-name="P18">IE8 compatible</text:p>
            <text:p text:style-name="P19"/>
            <text:p text:style-name="P7"><text:span text:style-name="T19">l</text:span>ocalStorage:</text:p>
            <text:p text:style-name="P19"><text:span text:style-name="T8">l</text:span>ocalStorage.length;</text:p>
            <text:p text:style-name="P19">localStorage.key(index);</text:p>
            <text:p text:style-name="P19">localStorage.getItem(key);</text:p>
            <text:p text:style-name="P19">localStorage.setItem(key, data);</text:p>
            <text:p text:style-name="P19">localStorage.removeItem(key);</text:p>
            <text:p text:style-name="P19">localStorage.clear();</text:p>
            <text:p text:style-name="P19"/>
            <text:p text:style-name="P4"><text:span text:style-name="Source_20_Text"><text:span text:style-name="T22">sessionStorage</text:span></text:span><text:span text:style-name="T21">:</text:span></text:p>
            <text:p text:style-name="P5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<text:span text:style-name="T21">.length;</text:span></text:p>
            <text:p text:style-name="P5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<text:span text:style-name="T21">.key(index);</text:span></text:p>
            <text:p text:style-name="P5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<text:span text:style-name="T21">.getItem(key);</text:span></text:p>
            <text:p text:style-name="P5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<text:span text:style-name="T21">.setItem(key, data);</text:span></text:p>
            <text:p text:style-name="P5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<text:span text:style-name="T21">.removeItem(key);</text:span></text:p>
            <text:p text:style-name="P5"><text:span text:style-name="Source_20_Text"><text:span text:style-name="T23">s</text:span></text:span><text:span text:style-name="Source_20_Text"><text:span text:style-name="T24">ession</text:span></text:span><text:span text:style-name="Source_20_Text"><text:span text:style-name="T23">S</text:span></text:span><text:span text:style-name="Source_20_Text"><text:span text:style-name="T24">torage</text:span></text:span><text:span text:style-name="T21">.clear();</text:span></text:p>
            <text:p text:style-name="P19"/>
            <text:p text:style-name="P8">hasItem:</text:p>
            <text:p text:style-name="P19">localStorage.getItem(key) !== null</text:p>
            <text:p text:style-name="P28"><text:span text:style-name="Source_20_Text"><text:span text:style-name="T27">s</text:span></text:span><text:span text:style-name="Source_20_Text"><text:span text:style-name="T28">ession</text:span></text:span><text:span text:style-name="Source_20_Text"><text:span text:style-name="T27">S</text:span></text:span><text:span text:style-name="Source_20_Text"><text:span text:style-name="T28">torage</text:span></text:span>.getItem(key) !== null</text:p>
            <text:p text:style-name="P8"/>
            <text:p text:style-name="P8">setJSON:</text:p>
            <text:p text:style-name="P19">localStorage.setItem(key, JSON.stringify(object));</text:p>
            <text:p text:style-name="P28"><text:span text:style-name="Source_20_Text"><text:span text:style-name="T27">s</text:span></text:span><text:span text:style-name="Source_20_Text"><text:span text:style-name="T28">ession</text:span></text:span><text:span text:style-name="Source_20_Text"><text:span text:style-name="T27">S</text:span></text:span><text:span text:style-name="Source_20_Text"><text:span text:style-name="T28">torage</text:span></text:span>.setItem(key, JSON.stringify(object));</text:p>
            <text:p text:style-name="P8"/>
            <text:p text:style-name="P8">getJSON:</text:p>
            <text:p text:style-name="P27">JSON.parse(localStorage.getItem(key));</text:p>
            <text:p text:style-name="P28">JSON.parse(<text:span text:style-name="Source_20_Text"><text:span text:style-name="T27">s</text:span></text:span><text:span text:style-name="Source_20_Text"><text:span text:style-name="T28">ession</text:span></text:span><text:span text:style-name="Source_20_Text"><text:span text:style-name="T27">S</text:span></text:span><text:span text:style-name="Source_20_Text"><text:span text:style-name="T28">torage</text:span></text:span>.getItem(key));</text:p>
            <text:p text:style-name="P28"/>
          </table:table-cell>
          <table:table-cell table:style-name="Táblázat1.B2" office:value-type="string">
            <text:p text:style-name="P19"/>
            <text:p text:style-name="P25">- IE11 compatible</text:p>
            <text:p text:style-name="P19">- element data-* attributes</text:p>
            <text:p text:style-name="P19">- no <text:span text:style-name="T16">m</text:span>ethods <text:span text:style-name="T30">and</text:span> <text:span text:style-name="T16">e</text:span>vents</text:p>
            <text:p text:style-name="P19"/>
            <text:p text:style-name="P16">camelcase:</text:p>
            <text:p text:style-name="P20">el<text:span text:style-name="T12">ement</text:span>.data-name</text:p>
            <text:p text:style-name="P21"><text:s text:c="2"/>-&gt; el<text:span text:style-name="T12">ement</text:span>.dataset.name</text:p>
            <text:p text:style-name="P21">el<text:span text:style-name="T12">ement</text:span>.data-first-second</text:p>
            <text:p text:style-name="P21"><text:s text:c="2"/>-&gt; el<text:span text:style-name="T12">ement</text:span>.dataset.firstSecond</text:p>
            <text:p text:style-name="P19"/>
            <text:p text:style-name="P8">set:</text:p>
            <text:p text:style-name="P19">element.dataset.<text:span text:style-name="T17">name</text:span> = "<text:span text:style-name="T9">value</text:span>";</text:p>
            <text:p text:style-name="P22">element.dataset["<text:span text:style-name="T17">name</text:span>"] = "<text:span text:style-name="T9">value</text:span>";</text:p>
            <text:p text:style-name="P22">element.setAttribute("data-<text:span text:style-name="T17">name</text:span>", "<text:span text:style-name="T9">value</text:span>");</text:p>
            <text:p text:style-name="P22">element<text:span text:style-name="T9">[</text:span>"data-<text:span text:style-name="T17">name</text:span>"<text:span text:style-name="T9">] =</text:span> "<text:span text:style-name="T9">value</text:span>";</text:p>
            <text:p text:style-name="P23"/>
            <text:p text:style-name="P8">get:</text:p>
            <text:p text:style-name="P22">element.dataset.<text:span text:style-name="T17">name</text:span>;</text:p>
            <text:p text:style-name="P22">element.dataset["<text:span text:style-name="T17">name</text:span>"];</text:p>
            <text:p text:style-name="P22">element.getAttribute("data-<text:span text:style-name="T17">name</text:span>");</text:p>
            <text:p text:style-name="P22">element<text:span text:style-name="T9">[</text:span>"data-<text:span text:style-name="T17">name</text:span>"<text:span text:style-name="T9">]</text:span>;</text:p>
            <text:p text:style-name="P19"/>
            <text:p text:style-name="P8">remove:</text:p>
            <text:p text:style-name="P22">element.removeAttribute("data-<text:span text:style-name="T17">name</text:span>");</text:p>
            <text:p text:style-name="P22"/>
            <text:p text:style-name="P45">check:</text:p>
            <text:p text:style-name="P44">element.hasAttribute("data-<text:span text:style-name="T17">name</text:span>");</text:p>
            <text:p text:style-name="P44"/>
          </table:table-cell>
          <table:table-cell table:style-name="Táblázat1.C2" office:value-type="string">
            <text:p text:style-name="P26"/>
            <text:p text:style-name="P26">IE10+11 compatible</text:p>
            <text:p text:style-name="P26"/>
            <text:p text:style-name="P26">new TypedArray(); <text:span text:style-name="T18">ES2017</text:span></text:p>
            <text:p text:style-name="P26">new TypedArray(length);</text:p>
            <text:p text:style-name="P26">new TypedArray(typedArray);</text:p>
            <text:p text:style-name="P26">new TypedArray(object);</text:p>
            <text:p text:style-name="P26">new TypedArray(buffer[,byteOffset[,length]]);</text:p>
            <text:p text:style-name="P26"/>
            <text:p text:style-name="P11">Int8Array();</text:p>
            <text:p text:style-name="P36">-128 to 127, 1 <text:span text:style-name="T29">byte</text:span>, int8_t</text:p>
            <text:p text:style-name="P36"/>
            <text:p text:style-name="P11">Uint8Array();</text:p>
            <text:p text:style-name="P36">0 to 255, 1 <text:span text:style-name="T29">byte,</text:span> uint8_t</text:p>
            <text:p text:style-name="P36"/>
            <text:p text:style-name="P12">Uint8ClampedArray();</text:p>
            <text:p text:style-name="P37">0 to 255, 1 <text:span text:style-name="T29">byte</text:span>, uint8_t, not in IE10-11</text:p>
            <text:p text:style-name="P37"/>
            <text:p text:style-name="P11">Int16Array();</text:p>
            <text:p text:style-name="P36">-32768 to 32767, 2 <text:span text:style-name="T29">byte</text:span>, int16_t</text:p>
            <text:p text:style-name="P36"/>
            <text:p text:style-name="P11">Uint16Array();</text:p>
            <text:p text:style-name="P36">0 to 65535, 2 <text:span text:style-name="T29">byte</text:span>, uint16_t</text:p>
            <text:p text:style-name="P36"/>
            <text:p text:style-name="P12">Int32Array();</text:p>
            <text:p text:style-name="P37">-2147483648 to 2147483647, 4 byte, int32_t</text:p>
            <text:p text:style-name="P37"/>
            <text:p text:style-name="P12">Uint32Array();</text:p>
            <text:p text:style-name="P37">0 to 4294967295, 4 <text:span text:style-name="T29">byte</text:span>, uint32_t</text:p>
            <text:p text:style-name="P37"/>
            <text:p text:style-name="P12">Float32Array();</text:p>
            <text:p text:style-name="P37">1.2x10-38 to 3.4x1038, 4 <text:span text:style-name="T29">byte</text:span>, float</text:p>
            <text:p text:style-name="P37"/>
            <text:p text:style-name="P12">Float64Array();</text:p>
            <text:p text:style-name="P37">5.0x10-324 to 1.8x10308, 8 <text:span text:style-name="T29">byte</text:span>, double</text:p>
            <text:p text:style-name="P37"/>
          </table:table-cell>
        </table:table-row>
      </table:table>
      <table:table table:name="Táblázat2" table:style-name="Táblázat2">
        <table:table-column table:style-name="Táblázat2.A"/>
        <table:table-column table:style-name="Táblázat2.B"/>
        <table:table-row>
          <table:table-cell table:style-name="Táblázat2.A1" office:value-type="string">
            <text:p text:style-name="P9">element.classList</text:p>
          </table:table-cell>
          <table:table-cell table:style-name="Táblázat2.B1" office:value-type="string">
            <text:p text:style-name="P17">JSON</text:p>
          </table:table-cell>
        </table:table-row>
        <table:table-row>
          <table:table-cell table:style-name="Táblázat2.A2" office:value-type="string">
            <text:p text:style-name="P31"/>
            <text:p text:style-name="P32"><text:span text:style-name="Source_20_Text"><text:span text:style-name="T20">IE10+IE11 </text:span></text:span><text:span text:style-name="Source_20_Text"><text:span text:style-name="T26">d</text:span></text:span><text:span text:style-name="Source_20_Text"><text:span text:style-name="T20">on't have support for classList on SVG or MathML elements.</text:span></text:span></text:p>
            <text:p text:style-name="P31"/>
            <text:p text:style-name="P13">element.classList.add(String[,String]);</text:p>
            <text:p text:style-name="P38">IE10+11: yes (except the multiple arguments)</text:p>
            <text:p text:style-name="P29"/>
            <text:p text:style-name="P10">element.classList.remove(String[,String]);</text:p>
            <text:p text:style-name="P35">IE10+11: yes (except the multiple arguments)</text:p>
            <text:p text:style-name="P34">- Removing a class that does not exist, does NOT throw an error.</text:p>
            <text:p text:style-name="P24"/>
            <text:p text:style-name="P13">element.classList.contains(String);</text:p>
            <text:p text:style-name="P38">IE10+11: yes</text:p>
            <text:p text:style-name="P29"/>
            <text:p text:style-name="P10">element.classList.toggle(String[,force]);</text:p>
            <text:p text:style-name="P35">IE10+11: yes (except the second argument)</text:p>
            <text:p text:style-name="P34">- When only one argument is present: Toggle class value; <text:span text:style-name="T13">i</text:span>f class exists then remove it and return false, if not, then add it and return true.</text:p>
            <text:p text:style-name="P34">- When a second argument is present: If the second argument evaluates to true, add specified class value, and if it evaluates to false, remove it.</text:p>
            <text:p text:style-name="P24"/>
            <text:p text:style-name="P13">element.classList.item(Number);</text:p>
            <text:p text:style-name="P38">IE10+11: yes</text:p>
            <text:p text:style-name="P24"/>
            <text:p text:style-name="P13">element.classList.length;</text:p>
            <text:p text:style-name="P38">IE10+11: yes</text:p>
            <text:p text:style-name="P29"/>
            <text:p text:style-name="P10">element.classList.replace(oldClass, newClass); </text:p>
            <text:p text:style-name="P34">IE10+11: <text:span text:style-name="T10">N</text:span>o <text:span text:style-name="T10">and the method isn't compatible with the Safari and mobile browsers too.</text:span></text:p>
            <text:p text:style-name="P29"/>
            <text:p text:style-name="P14">Remove all classes:</text:p>
            <text:p text:style-name="P39"><text:span text:style-name="Source_20_Text"><text:span text:style-name="T25">element.className = "";</text:span></text:span></text:p>
            <text:p text:style-name="P24"><text:span text:style-name="Source_20_Text"><text:span text:style-name="T25"/></text:span></text:p>
          </table:table-cell>
          <table:table-cell table:style-name="Táblázat2.B2" office:value-type="string">
            <text:p text:style-name="P31"/>
            <text:p text:style-name="P31">IE8+</text:p>
            <text:p text:style-name="P31"/>
            <text:p text:style-name="P31"><text:span text:style-name="T33">V</text:span><text:span text:style-name="T32">alid Data Types</text:span></text:p>
            <text:p text:style-name="P31">- a string</text:p>
            <text:p text:style-name="P31">- a number</text:p>
            <text:p text:style-name="P31">- an object (containing valid JSON values)</text:p>
            <text:p text:style-name="P31">- an array</text:p>
            <text:p text:style-name="P31">- a boolean</text:p>
            <text:p text:style-name="P31">- null</text:p>
            <text:p text:style-name="P31"/>
            <text:p text:style-name="P33"><text:span text:style-name="T33">Inv</text:span><text:span text:style-name="T32">alid Data Types</text:span></text:p>
            <text:p text:style-name="P31">- a function</text:p>
            <text:p text:style-name="P31">- a date</text:p>
            <text:p text:style-name="P31">- undefined</text:p>
            <text:p text:style-name="P31">- <text:span text:style-name="T34">an object with method(s) (function)</text:span></text:p>
            <text:p text:style-name="P31"/>
            <text:p text:style-name="P15">JSON.stringify()</text:p>
            <text:p text:style-name="P31">Convert a JavaScript object to a JSON string.</text:p>
            <text:p text:style-name="P31"/>
            <text:p text:style-name="P31">JSON.stringify( { a: 1, b: "2", c: true } );</text:p>
            <text:p text:style-name="P30">=&gt; "{\"a\":1,\"b\":\"2\",\"c\":true}"</text:p>
            <text:p text:style-name="P30"/>
            <text:p text:style-name="P31">JSON.stringify( [1, 2, 3, 4, 5] );</text:p>
            <text:p text:style-name="P30">=&gt; "[1,2,3,4,5]"</text:p>
            <text:p text:style-name="P30"/>
            <text:p text:style-name="P15">JSON.parse()</text:p>
            <text:p text:style-name="P31">Parses a JSON string and returns a JavaScript object.</text:p>
            <text:p text:style-name="P31"/>
            <text:p text:style-name="P31">JSON.parse(JSON.stringify( {a: 1, b: "2", c: true} ));</text:p>
            <text:p text:style-name="P30">=&gt; Object { a: 1, b: "2", c: true }</text:p>
            <text:p text:style-name="P30"/>
            <text:p text:style-name="P31">JSON.parse(JSON.stringify( [1, 2, 3, 4, 5] ));</text:p>
            <text:p text:style-name="P30">=&gt; Array(5) [ 1, 2, 3, 4, 5 ]</text:p>
            <text:p text:style-name="P30"/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" svg:font-family="Arial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Arial" fo:font-size="11pt" fo:language="hu" fo:country="HU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fo:font-size="13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Arial" fo:font-family="Arial" style:font-family-generic="swiss" fo:font-size="11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SimSun" style:font-family-asian="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SimSun" style:font-family-asian="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2047in" style:type="center"/>
          <style:tab-stop style:position="10.4098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11.6902in" fo:page-height="8.2701in" style:num-format="1" style:print-orientation="landscape" fo:margin-top="0.6402in" fo:margin-bottom="0.6398in" fo:margin-left="0.6402in" fo:margin-right="0.6402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text:s/>/ <text:page-count>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1T17:18:32.387000000</meta:creation-date>
    <dc:date>2018-06-12T21:09:42.350000000</dc:date>
    <meta:editing-duration>PT5H44M36S</meta:editing-duration>
    <meta:editing-cycles>101</meta:editing-cycles>
    <meta:generator>LibreOffice/6.0.3.2$Windows_X86_64 LibreOffice_project/8f48d515416608e3a835360314dac7e47fd0b821</meta:generator>
    <meta:document-statistic meta:table-count="2" meta:image-count="0" meta:object-count="0" meta:page-count="2" meta:paragraph-count="122" meta:word-count="417" meta:character-count="3483" meta:non-whitespace-character-count="3182"/>
  </office:meta>
</office:document-meta>
</file>